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1">
      <style:paragraph-properties fo:margin-left="0cm" fo:margin-right="0cm" fo:text-align="center" style:justify-single-word="false" fo:text-indent="0.499cm" style:auto-text-indent="false"/>
    </style:style>
    <style:style style:name="P138" style:family="paragraph" style:parent-style-name="Heading_20_2">
      <style:text-properties fo:language="en" fo:country="US"/>
    </style:style>
    <style:style style:name="P139" style:family="paragraph" style:parent-style-name="Heading_20_2">
      <style:text-properties fo:language="ru" fo:country="RU"/>
    </style:style>
    <style:style style:name="P140" style:family="paragraph" style:parent-style-name="Heading_20_2">
      <style:paragraph-properties fo:text-align="justify" style:justify-single-word="false"/>
    </style:style>
    <style:style style:name="P141" style:family="paragraph" style:parent-style-name="Heading_20_3">
      <style:text-properties fo:language="ru" fo:country="RU"/>
    </style:style>
    <style:style style:name="P14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font-weight="normal" fo:background-color="transparent" style:font-weight-asian="normal" style:font-weight-complex="normal" loext:char-shading-value="0"/>
    </style:style>
    <style:style style:name="T66" style:family="text">
      <style:text-properties fo:color="#0066cc"/>
    </style:style>
    <style:style style:name="T67" style:family="text">
      <style:text-properties fo:color="#0000cc"/>
    </style:style>
    <style:style style:name="T68" style:family="text">
      <style:text-properties style:text-line-through-style="solid"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style:text-rotation-angle="90" style:text-rotation-scale="line-height"/>
    </style:style>
    <style:style style:name="T75" style:family="text">
      <style:text-properties style:text-rotation-angle="270" style:text-rotation-scale="line-height"/>
    </style:style>
    <style:style style:name="T76" style:family="text">
      <style:text-properties style:text-position="sub 58%" style:font-size-asian="10.5pt"/>
    </style:style>
    <style:style style:name="T77" style:family="text">
      <style:text-properties style:font-name="Symbol" style:font-name-asian="Symbol" style:font-name-complex="Symbol"/>
    </style:style>
    <style:style style:name="T78" style:family="text">
      <style:text-properties style:font-name="Liberation Serif1" style:font-name-asian="Symbol" style:font-name-complex="Symbol"/>
    </style:style>
    <style:style style:name="T79" style:family="text">
      <style:text-properties style:font-name="Courier New CYR"/>
    </style:style>
    <style:style style:name="T80" style:family="text">
      <style:text-properties style:font-name="Courier New CYR" fo:language="en" fo:country="US"/>
    </style:style>
    <style:style style:name="T81" style:family="text">
      <style:text-properties fo:color="#6666ff"/>
    </style:style>
    <style:style style:name="T82" style:family="text">
      <style:text-properties fo:color="#3399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7" text:outline-level="1">Последний фанфик</text:h>
      <text:p text:style-name="P52"/>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38"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38"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9012055838749301363"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2">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9">Прижав </text:span>уши к голове, <text:span text:style-name="T69">она дала</text:span> задний ход <text:span text:style-name="T69">и </text:span>выкарабкалась обратно. Окинув библиотеку отчаянным взглядом, <text:span text:style-name="T69">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text:span><text:span text:style-name="T11">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9" text:outline-level="2"><text:span text:style-name="T11">6. </text:span><text:span text:style-name="T11">Нерадивый ученик - 2</text:span></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text:span><text:span text:style-name="T1">ть не смел</text:span><text:span text:style-name="T1">.</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text:soft-page-break/></text:p>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soft-page-break/>…</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text:soft-page-break/>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text:soft-page-break/>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text:soft-page-break/>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text:soft-page-break/>–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Я закрыл лицо руками и<text:span text:style-name="T69">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text:soft-page-break/>–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text:soft-page-break/>–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Думаю, ты сам это прочувсвтвовал во время нашего объединения сознаний.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text:soft-page-break/>–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text:soft-page-break/>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text:soft-page-break/>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
      <text:h text:style-name="P138" text:outline-level="2">8. Стыд</text:h>
      <text:p text:style-name="P47">&lt;<text:span text:style-name="T82">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69">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54">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text:span><text:soft-page-break/><text:span text:style-name="T11">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text:soft-page-break/>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text:soft-page-break/>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text:soft-page-break/>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oft-page-break/><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text:soft-page-break/>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9">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text:soft-page-break/>–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47">&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text:soft-page-break/>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text:soft-page-break/>–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text:soft-page-break/>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oft-page-break/><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oft-page-break/><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oft-page-break/><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text:soft-page-break/>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text:soft-page-break/>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oft-page-break/><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oft-page-break/><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oft-page-break/><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oft-page-break/><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oft-page-break/><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7">David Bowie - Lets Dance/ Ashes To Ashes</text:span></text:p>
      <text:p text:style-name="P40"><text:span text:style-name="T67">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70">так её </text:span><text:span text:style-name="T3">разэтак</text:span><text:span text:style-name="T70">,</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text:soft-page-break/>–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8">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oft-page-break/><text:span text:style-name="T28">Население города </text:span><text:span text:style-name="T68">302 пони</text:span><text:span text:style-name="T28">.</text:span></text:p>
      <text:p text:style-name="P50"><text:span text:style-name="T68">250 пони</text:span><text:span text:style-name="T28">.</text:span></text:p>
      <text:p text:style-name="P50"><text:span text:style-name="T68">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text:soft-page-break/>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text:soft-page-break/>–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text:soft-page-break/>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oft-page-break/><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text:soft-page-break/>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9">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text:soft-page-break/>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oft-page-break/><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oft-page-break/><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9"> </text:span>покои Луны<text:span text:style-name="T69"> </text:span>через открытые балконные двери<text:span text:style-name="T6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text:soft-page-break/>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9">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oft-page-break/><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oft-page-break/><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9">Допустим, кот бессмертен. Также допустим, что кот з</text:span>аколдован<text:span text:style-name="T69"> </text:span>отложенным <text:span text:style-name="T69">заклятие</text:span>м<text:span text:style-name="T69"> Стирания, которое сработает, если кто-то откроет ящик</text:span>. <text:span text:style-name="T69">То есть, п</text:span>ри открытии<text:span text:style-name="T69"> ящик</text:span>а<text:span text:style-name="T69"> кот исчезнет из </text:span>бытия<text:span text:style-name="T69"> </text:span>— его нет, и никогда не было.</text:p>
      <text:p text:style-name="P52"><text:soft-page-break/><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0"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6">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5">д</text:span>ЕсЬ БЫл <text:span text:style-name="T76">д</text:span>ИскОр<text:span text:style-name="T74">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7"></text:span><text:span text:style-name="T78">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text:soft-page-break/>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text:soft-page-break/>– <text:span text:style-name="T79">Зафиксирована опасная ситуация. Сознание пациента </text:span><text:span text:style-name="T80">&lt;</text:span><text:span text:style-name="T79">Селестия</text:span><text:span text:style-name="T80">&gt;</text:span><text:span text:style-name="T79"> не регистрируется. Активируется протокол экстренной эвакуации пациента </text:span><text:span text:style-name="T80">&lt;</text:span><text:span text:style-name="T79">Селестия</text:span><text:span text:style-name="T80">&gt;</text:span><text:span text:style-name="T79"> к </text:span><text:span text:style-name="T80">&lt;</text:span><text:span text:style-name="T79">Луна</text:span><text:span text:style-name="T80">&gt;</text:span><text:span text:style-name="T7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text:soft-page-break/>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Подобно разрушенному муравейнику, Эквестрия направляла все силы <text:s/>на восстановление.</text:p>
      <text:p text:style-name="P52">…</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9">трид</text:span><text:span text:style-name="T1">цать лет, если его сменят через </text:span><text:span text:style-name="T69">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text:soft-page-break/>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text:soft-page-break/></text:p>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text:soft-page-break/>–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text:soft-page-break/>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2">Там лишь тающая в темноте радуга.</text:p>
      <text:p text:style-name="P47"/>
      <text:h text:style-name="Heading_20_2" text:outline-level="2">2<text:span text:style-name="T1">4</text:span>. <text:span text:style-name="T1">Терра</text:span></text:h>
      <text:h text:style-name="P141" text:outline-level="3">Воскресение</text:h>
      <text:p text:style-name="P47">&lt;<text:span text:style-name="T81">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3">Jack of Hearts! </text:span><text:span text:style-name="T1">Давно так не веселился. – вытер слёзы смеха Дискорд. –</text:span><text:span text:style-name="T53">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text:soft-page-break/>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lt;<text:span text:style-name="T81">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9">кликнул по ним правой кнопкой </text:span><text:span text:style-name="T1">мыши</text:span><text:span text:style-name="T69"> и </text:span><text:span text:style-name="T1">выбрал</text:span><text:span text:style-name="T69">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5</text:span>. <text:span text:style-name="T1">Терра</text:span></text:h>
      <text:h text:style-name="P141"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text:soft-page-break/>–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1">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text:soft-page-break/>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text:soft-page-break/></text:p>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text:soft-page-break/>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text:soft-page-break/>–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text:soft-page-break/>–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38"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oft-page-break/><text:s/><text:span text:style-name="T11">– </text:span>Вообще-то, от тебя следовало бы избавиться, Проводник. Не знаю, что ты там разведал в <text:span text:style-name="T81">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text:soft-page-break/>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pan text:style-name="T11">– …</text:span>собственно, на дольше у меня не хватит магии…</text:p>
      <text:p text:style-name="P113"/>
      <text:p text:style-name="P113">Мы летели навстречу закату.</text:p>
      <text:p text:style-name="P113"><text:soft-page-break/></text:p>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text:soft-page-break/></text:p>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text:soft-page-break/>–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text:span><text:span text:style-name="T47">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
      <text:p text:style-name="P100">Анакорн аж подпрыгнул на месте от восторга и стал мне аплодировать.</text:p>
      <text:p text:style-name="P100"/>
      <text:p text:style-name="P118">Как их совместить?</text:p>
      <text:p text:style-name="P108"><text:soft-page-break/>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text:soft-page-break/></text:p>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text:soft-page-break/>– Ты ещё увидишь пару-тройку снов на прощание. Это мой подарок тебе. Удачи!</text:p>
      <text:p text:style-name="P93"/>
      <text:p text:style-name="P94">***</text:p>
      <text:p text:style-name="P101">&lt;<text:span text:style-name="T81">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 Анон?</text:p>
      <text:p text:style-name="P97">– Дэш?!!</text:p>
      <text:p text:style-name="P97">– Эмм… Ты мне снишься?</text:p>
      <text:p text:style-name="P97">– Нет, Дэш, это ты мне снишься.</text:p>
      <text:p text:style-name="P97"><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1">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15T01:34:06.86</dc:date>
    <meta:editing-duration>P133DT2H8M41S</meta:editing-duration>
    <meta:editing-cycles>8118</meta:editing-cycles>
    <meta:generator>OpenOffice/4.1.1$Win32 OpenOffice.org_project/411m6$Build-9775</meta:generator>
    <meta:document-statistic meta:table-count="0" meta:image-count="0" meta:object-count="0" meta:page-count="206" meta:paragraph-count="4379" meta:word-count="95457" meta:character-count="605439"/>
    <dc:creator>макс </dc:creator>
  </office:meta>
</office:document-meta>
</file>